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874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1.808cm"/>
    </style:style>
    <style:style style:name="co4" style:family="table-column">
      <style:table-column-properties fo:break-before="auto" style:column-width="1.115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000000" fo:border-left="none" fo:border-right="none" fo:border-top="0.002cm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fo:border-left="none" fo:border-right="none" fo:border-top="0.002cm solid #000000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7">
      <style:table-cell-properties fo:border-bottom="0.002cm solid #000000" fo:border-left="none" fo:border-right="none" fo:border-top="none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Process Improvement Proposal (PIP)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>
            <text:p>Name</text:p>
          </table:table-cell>
          <table:table-cell table:style-name="ce5" office:value-type="string" table:number-columns-spanned="2" table:number-rows-spanned="1">
            <text:p>Juan Pablo Ospino Solano</text:p>
          </table:table-cell>
          <table:covered-table-cell/>
          <table:table-cell table:style-name="ce8" office:value-type="string">
            <text:p>Date</text:p>
          </table:table-cell>
          <table:table-cell table:style-name="ce10" office:value-type="date" office:date-value="2017-03-20">
            <text:p>20/03/17</text:p>
          </table:table-cell>
        </table:table-row>
        <table:table-row table:style-name="ro2">
          <table:table-cell table:style-name="ce3" office:value-type="string">
            <text:p>Project/Task</text:p>
          </table:table-cell>
          <table:table-cell table:style-name="ce5" office:value-type="string" table:number-columns-spanned="4" table:number-rows-spanned="1">
            <text:p>/Non Project/PSP Fundamentals &amp; Advanced/Program 4</text:p>
          </table:table-cell>
          <table:covered-table-cell table:number-columns-repeated="3"/>
        </table:table-row>
        <table:table-row table:style-name="ro2">
          <table:table-cell table:style-name="ce3" office:value-type="string">
            <text:p>Process</text:p>
          </table:table-cell>
          <table:table-cell table:style-name="ce6" office:value-type="string">
            <text:p>PSP2</text:p>
          </table:table-cell>
          <table:table-cell table:style-name="ce7" office:value-type="string">
            <text:p>Elements</text:p>
          </table:table-cell>
          <table:table-cell table:style-name="ce9" table:number-columns-spanned="2" table:number-rows-spanned="1"/>
          <table:covered-table-cell/>
        </table:table-row>
        <table:table-row table:style-name="ro2">
          <table:table-cell table:number-columns-repeated="5"/>
        </table:table-row>
        <table:table-row table:style-name="ro2">
          <table:table-cell table:style-name="ce4" office:value-type="string">
            <text:p>PIP # Problem Description</text:p>
          </table:table-cell>
          <table:table-cell table:number-columns-repeated="4"/>
        </table:table-row>
        <table:table-row table:style-name="ro2">
          <table:table-cell office:value-type="string">
            <text:p>No te tubo en cuenta en la estimación que el método main podia tener mcuhas mas líneas de código que las que tubo </text:p>
          </table:table-cell>
          <table:table-cell table:number-columns-repeated="4"/>
        </table:table-row>
        <table:table-row table:style-name="ro3">
          <table:table-cell table:style-name="Default"/>
          <table:table-cell table:number-columns-repeated="4"/>
        </table:table-row>
        <table:table-row table:style-name="ro2">
          <table:table-cell table:style-name="ce4" office:value-type="string">
            <text:p>PIP # Proposal Description</text:p>
          </table:table-cell>
          <table:table-cell table:number-columns-repeated="4"/>
        </table:table-row>
        <table:table-row table:style-name="ro2">
          <table:table-cell office:value-type="string">
            <text:p>EL diseño fue ideo de manera sencilla. Elemnto clave para reducir errores de funcionamiento.</text:p>
          </table:table-cell>
          <table:table-cell table:number-columns-repeated="4"/>
        </table:table-row>
        <table:table-row table:style-name="ro2">
          <table:table-cell table:style-name="ce4" office:value-type="string">
            <text:p>Notes and Comments</text:p>
          </table:table-cell>
          <table:table-cell table:number-columns-repeated="4"/>
        </table:table-row>
        <table:table-row table:style-name="ro3">
          <table:table-cell table:style-name="Default" office:value-type="string">
            <text:p>Se implementó un diseño reusable en comparación con el ejericicio anterior, loq ue permitió cometer menos errores en el proceso.</text:p>
          </table:table-cell>
          <table:table-cell table:number-columns-repeated="4"/>
        </table:table-row>
        <table:table-row table:style-name="ro3">
          <table:table-cell table:style-name="Default" office:value-type="string">
            <text:p>Fue necesario un tiempo adicional para crear las dependencias del proyecto.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20/03/2017</text:date>, <text:time>14:23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0T14:23:53.38</dc:date>
    <dc:creator>Juan Pablo Ospino Solano</dc:creator>
    <meta:document-statistic meta:table-count="1" meta:cell-count="17" meta:object-count="0"/>
    <meta:generator>OpenOffice/4.1.2$Win32 OpenOffice.org_project/412m3$Build-9782</meta:generator>
  </office:meta>
</office:document-meta>
</file>